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467c" officeooo:paragraph-rsid="0013467c" style:font-size-asian="20pt" style:font-size-complex="20pt"/>
    </style:style>
    <style:style style:name="P2" style:family="paragraph" style:parent-style-name="Standard">
      <style:text-properties fo:font-size="20pt" officeooo:rsid="000b3ee2" officeooo:paragraph-rsid="00161884" style:font-size-asian="20pt" style:font-size-complex="20pt"/>
    </style:style>
    <style:style style:name="P3" style:family="paragraph" style:parent-style-name="Standard">
      <style:text-properties fo:font-size="20pt" fo:font-weight="bold" officeooo:rsid="0013467c" officeooo:paragraph-rsid="0013467c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fo:font-size="20pt" officeooo:rsid="0013467c" officeooo:paragraph-rsid="0013467c" style:font-size-asian="20pt" style:font-size-complex="20pt"/>
    </style:style>
    <style:style style:name="P5" style:family="paragraph" style:parent-style-name="Standard" style:list-style-name="L2">
      <style:text-properties fo:font-size="20pt" officeooo:rsid="0013467c" officeooo:paragraph-rsid="0013467c" style:font-size-asian="20pt" style:font-size-complex="20pt"/>
    </style:style>
    <style:style style:name="P6" style:family="paragraph" style:parent-style-name="Standard" style:list-style-name="L4">
      <style:text-properties fo:font-size="20pt" officeooo:rsid="0013467c" officeooo:paragraph-rsid="0013467c" style:font-size-asian="20pt" style:font-size-complex="20pt"/>
    </style:style>
    <style:style style:name="P7" style:family="paragraph" style:parent-style-name="Standard">
      <style:text-properties fo:font-size="20pt" officeooo:rsid="0013467c" officeooo:paragraph-rsid="0013467c" style:font-size-asian="20pt" style:font-size-complex="20pt"/>
    </style:style>
    <style:style style:name="P8" style:family="paragraph" style:parent-style-name="Standard" style:list-style-name="L8">
      <style:text-properties fo:font-size="20pt" officeooo:rsid="0013467c" officeooo:paragraph-rsid="0013467c" style:font-size-asian="20pt" style:font-size-complex="20pt"/>
    </style:style>
    <style:style style:name="P9" style:family="paragraph" style:parent-style-name="Standard">
      <style:text-properties fo:font-size="20pt" officeooo:rsid="0013467c" officeooo:paragraph-rsid="00182d13" style:font-size-asian="20pt" style:font-size-complex="20pt"/>
    </style:style>
    <style:style style:name="P10" style:family="paragraph" style:parent-style-name="Standard" style:list-style-name="L10">
      <style:text-properties fo:font-size="20pt" officeooo:rsid="0013467c" officeooo:paragraph-rsid="00182d13" style:font-size-asian="20pt" style:font-size-complex="20pt"/>
    </style:style>
    <style:style style:name="P11" style:family="paragraph" style:parent-style-name="Standard" style:list-style-name="L2">
      <style:text-properties fo:font-size="20pt" officeooo:rsid="001427e8" officeooo:paragraph-rsid="001427e8" style:font-size-asian="20pt" style:font-size-complex="20pt"/>
    </style:style>
    <style:style style:name="P12" style:family="paragraph" style:parent-style-name="Standard" style:list-style-name="L5">
      <style:text-properties fo:font-size="20pt" officeooo:rsid="000b3ee2" officeooo:paragraph-rsid="00161884" style:font-size-asian="20pt" style:font-size-complex="20pt"/>
    </style:style>
    <style:style style:name="P13" style:family="paragraph" style:parent-style-name="Standard">
      <style:text-properties fo:font-size="20pt" officeooo:rsid="000b3ee2" officeooo:paragraph-rsid="00182d13" style:font-size-asian="20pt" style:font-size-complex="20pt"/>
    </style:style>
    <style:style style:name="P14" style:family="paragraph" style:parent-style-name="Standard" style:list-style-name="L9">
      <style:text-properties fo:font-size="20pt" officeooo:rsid="000b3ee2" officeooo:paragraph-rsid="00182d13" style:font-size-asian="20pt" style:font-size-complex="20pt"/>
    </style:style>
    <style:style style:name="P15" style:family="paragraph" style:parent-style-name="Standard">
      <style:text-properties fo:font-size="20pt" officeooo:rsid="00162385" officeooo:paragraph-rsid="00162385" style:font-size-asian="20pt" style:font-size-complex="20pt"/>
    </style:style>
    <style:style style:name="P16" style:family="paragraph" style:parent-style-name="Standard">
      <style:text-properties fo:font-size="20pt" officeooo:rsid="00162385" officeooo:paragraph-rsid="00180628" style:font-size-asian="20pt" style:font-size-complex="20pt"/>
    </style:style>
    <style:style style:name="P17" style:family="paragraph" style:parent-style-name="Standard" style:list-style-name="L6">
      <style:text-properties fo:font-size="20pt" officeooo:rsid="00162385" officeooo:paragraph-rsid="00180628" style:font-size-asian="20pt" style:font-size-complex="20pt"/>
    </style:style>
    <style:style style:name="P18" style:family="paragraph" style:parent-style-name="Standard" style:list-style-name="L8">
      <style:text-properties fo:font-size="20pt" officeooo:rsid="00182d13" officeooo:paragraph-rsid="00182d13" style:font-size-asian="20pt" style:font-size-complex="20pt"/>
    </style:style>
    <style:style style:name="P19" style:family="paragraph" style:parent-style-name="Standard">
      <style:text-properties fo:font-size="16pt" fo:font-style="italic" officeooo:rsid="00180628" officeooo:paragraph-rsid="00180628" style:font-size-asian="16pt" style:font-style-asian="italic" style:font-size-complex="16pt" style:font-style-complex="italic"/>
    </style:style>
    <style:style style:name="T1" style:family="text">
      <style:text-properties officeooo:rsid="001427e8"/>
    </style:style>
    <style:style style:name="T2" style:family="text">
      <style:text-properties officeooo:rsid="00161884"/>
    </style:style>
    <style:style style:name="T3" style:family="text">
      <style:text-properties officeooo:rsid="0018062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2d13" style:font-weight-asian="bold" style:font-weight-complex="bold"/>
    </style:style>
    <style:style style:name="T6" style:family="text">
      <style:text-properties officeooo:rsid="00182d13"/>
    </style:style>
    <style:style style:name="T7" style:family="text">
      <style:text-properties officeooo:rsid="00199bd6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rten auf der Hand sortieren</text:p>
      <text:p text:style-name="P1"/>
      <text:p text:style-name="P1">Möglichkeit 1</text:p>
      <text:list xml:id="list9220598397682529866" text:style-name="L1">
        <text:list-item>
          <text:p text:style-name="P4"><text:span text:style-name="T1">S</text:span>uche die <text:span text:style-name="T4">größte</text:span> Karte und schiebe sie an den Anfang.</text:p>
        </text:list-item>
        <text:list-item>
          <text:p text:style-name="P4">Dann suche die zweitgrößte Karte und schiebe sie an die 2. Stelle.</text:p>
        </text:list-item>
        <text:list-item>
          <text:p text:style-name="P4">usw.</text:p>
        </text:list-item>
      </text:list>
      <text:p text:style-name="P1"/>
      <text:p text:style-name="P1">Möglichkeit 2 <text:span text:style-name="T3">(ähnlich wie 1.)</text:span></text:p>
      <text:list xml:id="list1019214931571650252" text:style-name="L2">
        <text:list-item>
          <text:p text:style-name="P5"><text:span text:style-name="T1">S</text:span>uche die <text:span text:style-name="T4">kleinste</text:span> Karte, schiebe sie an den Anfang.</text:p>
        </text:list-item>
        <text:list-item>
          <text:p text:style-name="P5">Dann die zweitkleinste an die 2. Stelle.</text:p>
        </text:list-item>
        <text:list-item>
          <text:p text:style-name="P11">usw.</text:p>
        </text:list-item>
      </text:list>
      <text:p text:style-name="P1"/>
      <text:p text:style-name="P16">Möglichkeit 3</text:p>
      <text:list xml:id="list8711423929864398578" text:style-name="L6">
        <text:list-item>
          <text:p text:style-name="P17"><text:span text:style-name="T6">Nimm die erste Karte und</text:span> <text:span text:style-name="T5">ta</text:span><text:span text:style-name="T4">usche</text:span> sie bis zum Ende durch, indem sie immer <text:span text:style-name="T6">wieder </text:span>mit ihrem Nachbarn verglichen wird. </text:p>
        </text:list-item>
        <text:list-item>
          <text:p text:style-name="P17">Wenn sie komplett durchgetauscht ist, fange mit der <text:span text:style-name="T6">zweiten</text:span> Karte an, <text:span text:style-name="T6">usw.</text:span></text:p>
        </text:list-item>
      </text:list>
      <text:p text:style-name="P16"/>
      <text:p text:style-name="P13">Möglichkeit <text:span text:style-name="T6">4</text:span>:</text:p>
      <text:list xml:id="list3335201906039378563" text:style-name="L9">
        <text:list-item>
          <text:p text:style-name="P14"><text:span text:style-name="T2">S</text:span>chaue die 2. Karte an. Wenn sie kleiner als die erste ist, tausche die beiden.</text:p>
        </text:list-item>
        <text:list-item>
          <text:p text:style-name="P14"><text:span text:style-name="T2">S</text:span>chaue die 3. Karte an. Wenn sie kleiner als die 2. Karte ist, schiebe ich weiter nach vorn, bis sie an der richtigen Stelle steht.</text:p>
        </text:list-item>
        <text:list-item>
          <text:p text:style-name="P14"><text:span text:style-name="T2">S</text:span>chaue die 4. Karte an und schiebe sie <text:span text:style-name="T2">so weit</text:span> nach vorn, bis sie an der richtigen Stelle steht.</text:p>
        </text:list-item>
        <text:list-item>
          <text:p text:style-name="P14">usw.</text:p>
        </text:list-item>
      </text:list>
      <text:p text:style-name="P13"/>
      <text:p text:style-name="P13"/>
      <text:p text:style-name="P9"><text:soft-page-break/>Möglichkeit <text:span text:style-name="T6">5</text:span></text:p>
      <text:list xml:id="list3819405650065574678" text:style-name="L10">
        <text:list-item>
          <text:p text:style-name="P10"><text:span text:style-name="T1">Suche nach Karten, die schon richtig sortiert sind</text:span> <text:line-break/><text:span text:style-name="T1">(</text:span>z.B. <text:span text:style-name="T1">liegen </text:span>3, 4 <text:span text:style-name="T1">und 5 nebeneinander)</text:span></text:p>
        </text:list-item>
        <text:list-item>
          <text:p text:style-name="P10">Die restlichen Zahlen nach Mgl. 1 oder <text:span text:style-name="T1">Mgl. </text:span>2 vor die 3 bzw. hinter die <text:span text:style-name="T1">5</text:span> sortier<text:span text:style-name="T1">en.</text:span></text:p>
        </text:list-item>
      </text:list>
      <text:p text:style-name="P9"/>
      <text:p text:style-name="P1">Möglichkeit <text:span text:style-name="T7">6</text:span></text:p>
      <text:list xml:id="list808071919147440385" text:style-name="L8">
        <text:list-item>
          <text:p text:style-name="P8"><text:span text:style-name="T6">Teile die Karten grob in zwei Stapel:<text:line-break/>der eine</text:span> <text:span text:style-name="T1">enthält </text:span>die <text:span text:style-name="T1">größeren Zahlen</text:span>, die andere die <text:span text:style-name="T1">kleineren</text:span>.</text:p>
        </text:list-item>
        <text:list-item>
          <text:p text:style-name="P18">Teile die beiden Stapel wieder jeweils in zwei Stapel</text:p>
        </text:list-item>
        <text:list-item>
          <text:p text:style-name="P18">Wenn die Stapel nur noch 2-3 Karten enthalten, sortiere diese, und füge die Stapel dann wieder zusammen.</text:p>
        </text:list-item>
      </text:list>
      <text:p text:style-name="P1"/>
      <text:p text:style-name="P1"><text:tab/><text:span text:style-name="T1">5 <text:s/>1 <text:s/>4 <text:s/>2 <text:s/>3<text:tab/> <text:s text:c="5"/>8 <text:s/>6 <text:s/>7 <text:s/>9</text:span></text:p>
      <text:p text:style-name="P1"><text:span text:style-name="T1"><text:s/><text:tab/>1 2</text:span> <text:s text:c="4"/>5 4 <text:span text:style-name="T1">3</text:span> <text:s text:c="8"/>7 6 <text:s text:c="4"/>8 9</text:p>
      <text:p text:style-name="P1"/>
      <text:p text:style-name="P16">Möglichkeit <text:span text:style-name="T7">7</text:span></text:p>
      <text:p text:style-name="P16">Lege die erste Karte (z.B. 7) auf den Tisch.</text:p>
      <text:p text:style-name="P16">Die nächste kommt auf die ungefähre Position, von der 7 aus gesehen, usw. Wenn zu wenig Platz ist, werden die Karten etwas auseinander geschoben.</text:p>
      <text:p text:style-name="P16"/>
      <text:p text:style-name="P16">Möglichkeit <text:span text:style-name="T7">8</text:span></text:p>
      <text:p text:style-name="P16">Wie 1., nur dass die Karten direkt auf den richtigen „Index“ gesetzt werden, z.B. Karte 1 auf die 0, Karte 2 auf die 1 usw.</text:p>
      <text:p text:style-name="P19">Funktioniert nur, wenn die Karten im Wesentlichen den Indizes entsprechen (z.B. 1, 2, 3, …) Falls es „Lücken“ gibt oder Zahlen mehrmals vorkommen, kann das Verfahren nicht angewendet werden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18:12.556000000</meta:creation-date>
    <dc:date>2016-05-25T09:56:47.092000000</dc:date>
    <meta:editing-duration>PT57M6S</meta:editing-duration>
    <meta:editing-cycles>3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2" meta:word-count="353" meta:character-count="1887" meta:non-whitespace-character-count="1549"/>
  </office:meta>
</office:document-meta>
</file>